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中文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lt" fo:country="L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lt" fo:country="LT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lt" number:country="LT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lt" number:country="LT">€</number:currency-symbol>
      <style:map style:condition="value()&gt;=0" style:apply-style-name="N13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uslapis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/00/0000</text:date>, <text:time style:data-style-name="N2" text:time-value="18:28:28.829337540">00:00:00</text:time></text:p>
        </style:region-right>
      </style:header>
      <style:header-left style:display="false"/>
      <style:header-first style:display="false"/>
      <style:footer>
        <text:p>Puslapis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6-10-26T15:01:55.866106398</meta:creation-date>
    <dc:date>2025-12-16T18:28:55.774187247</dc:date>
    <meta:editing-duration>PT2M13S</meta:editing-duration>
    <meta:editing-cycles>3</meta:editing-cycles>
    <meta:generator>LibreOffice/25.2.4.3$Linux_X86_64 LibreOffice_project/520$Build-3</meta:generator>
    <meta:document-statistic meta:table-count="1" meta:cell-count="6" meta:object-count="0"/>
  </office:meta>
</office:document-meta>
</file>